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5280000043E0C5752B7433E4989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1938" officeooo:paragraph-rsid="001119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.59cm" svg:height="14.471cm" draw:z-index="0"><draw:image xlink:href="Pictures/10000001000005280000043E0C5752B7433E4989.png" xlink:type="simple" xlink:show="embed" xlink:actuate="onLoad" draw:mime-type="image/png"/></draw:frame>SIMON TR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2:39:53.368884249</meta:creation-date>
    <dc:date>2023-03-28T12:40:39.936074279</dc:date>
    <meta:editing-duration>PT47S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7.5.1.2$MacOSX_X86_64 LibreOffice_project/fcbaee479e84c6cd81291587d2ee68cba099e129</meta:generator>
  </office:meta>
</office:document-meta>
</file>